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o SOL <text:span text:style-name="T1">Bon d'achat</text:span> du DVD : éclosion d'une monnaie : Le Sol-violette<text:line-break/>photo du film<text:line-break/><text:line-break/>En cerclez les fleurs de votre choix<text:line-break/><text:line-break/><draw:frame draw:style-name="fr1" draw:name="images1" text:anchor-type="as-char" svg:width="0.397cm" svg:height="0.397cm" draw:z-index="0"><draw:image xlink:href="https://mail.google.com/mail/e/03D" xlink:type="simple" xlink:show="embed" xlink:actuate="onLoad"/></draw:frame> J’achète le DVD à 6 Sols*/€ et accepté que 2Sols/€ soient investis dans le projet solidaire :<text:line-break/><text:line-break/><draw:frame draw:style-name="fr1" draw:name="images2" text:anchor-type="as-char" svg:width="0.397cm" svg:height="0.397cm" draw:z-index="1"><draw:image xlink:href="https://mail.google.com/mail/e/04D" xlink:type="simple" xlink:show="embed" xlink:actuate="onLoad"/></draw:frame> Formation à la fabrication des porte monnaies de l'association Avenir<text:line-break/><draw:frame draw:style-name="fr1" draw:name="images3" text:anchor-type="as-char" svg:width="0.397cm" svg:height="0.397cm" draw:z-index="2"><draw:image xlink:href="https://mail.google.com/mail/e/04D" xlink:type="simple" xlink:show="embed" xlink:actuate="onLoad"/></draw:frame> Embellissement du lycée Galienni...<text:line-break/><draw:frame draw:style-name="fr1" draw:name="images4" text:anchor-type="as-char" svg:width="0.397cm" svg:height="0.397cm" draw:z-index="3"><draw:image xlink:href="https://mail.google.com/mail/e/04D" xlink:type="simple" xlink:show="embed" xlink:actuate="onLoad"/></draw:frame> Autre _______________________________<text:line-break/><text:line-break/><draw:frame draw:style-name="fr1" draw:name="images5" text:anchor-type="as-char" svg:width="0.397cm" svg:height="0.397cm" draw:z-index="4"><draw:image xlink:href="https://mail.google.com/mail/e/03D" xlink:type="simple" xlink:show="embed" xlink:actuate="onLoad"/></draw:frame> J’achète le DVD à 8 Sols*/€ et accepté qu'un DVD soit investi pour une projection<text:line-break/><text:line-break/><draw:frame draw:style-name="fr1" draw:name="images6" text:anchor-type="as-char" svg:width="0.397cm" svg:height="0.397cm" draw:z-index="5"><draw:image xlink:href="https://mail.google.com/mail/e/03D" xlink:type="simple" xlink:show="embed" xlink:actuate="onLoad"/></draw:frame>Je signe un chèque d'engagement (temps investi estimé 2H)<text:line-break/><text:line-break/>______________________________________________________________________________________<text:line-break/><text:line-break/>Logo SOL <text:span text:style-name="T1">Chèque d'engagement</text:span><text:line-break/><text:line-break/>Vous avez reçu le DVD du Film : Éclosion d'une monnaie <text:line-break/>photo du film <text:line-break/><text:line-break/>En échange de l'organisation d'une projection-débat. (temps investi estimé 2H)<text:line-break/>(instructions pour organiser une projection au dos)<text:line-break/><text:line-break/>Donne par _____________________<text:line-break/><text:line-break/>Reçu par ______________________<text:line-break/><text:line-break/><text:line-break/><text:span text:style-name="T1">Instructions pour la projection d'un film</text:span><text:line-break/><text:line-break/>1- Trouvez un lieu sympas pour faire une projection (votre salon, <text:line-break/>une salle de fêtes, une association, un garage sympas...)<text:line-break/><text:line-break/>2- Assurez vous d'avoir avec quoi projeter le film (un lecteur DVD,<text:line-break/>une télé, un ordinateur, un vidéo projecteur, un écran...)<text:line-break/><text:line-break/>3- Invitez des personnes (amis, voisins, personnes du marché, votre liste<text:line-break/>de contacts de réseaux sociaux...), vous pouvez les inviter via une carte<text:line-break/>d'invitation, un émail, une tracte, vous pouvez selon vos envies leur demander<text:line-break/>d'amener à manger ou à boire...<text:line-break/><text:line-break/>4- Projetez le film et à la fin demandez leurs avis, donnez le vôtre... (vous pouvez<text:line-break/>informer les acteurs du sol-violette à <text:a xlink:type="simple" xlink:href="mailto:contact@sol-violette.info" office:target-frame-name="_blank" xlink:show="new">contact@sol-violette.info</text:a> et/ou inviter les réalisateurs à <text:line-break/><text:a xlink:type="simple" xlink:href="mailto:contact@leszoomsverts.fr" office:target-frame-name="_blank" xlink:show="new">contact@leszoomsverts.fr</text:a>)<text:line-break/>  <text:line-break/>5- Et voilà que vous avez passe un moment extraordinaire 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OLIES Association loi 1901</meta:initial-creator>
    <meta:creation-date>2012-10-02T12:25:21.92</meta:creation-date>
    <meta:document-statistic meta:table-count="0" meta:image-count="6" meta:object-count="0" meta:page-count="1" meta:paragraph-count="1" meta:word-count="250" meta:character-count="1735"/>
    <dc:date>2012-10-02T12:26:02.18</dc:date>
    <dc:creator>FOLIES Association loi 1901</dc:creator>
    <meta:editing-duration>PT45S</meta:editing-duration>
    <meta:editing-cycles>1</meta:editing-cycles>
    <meta:generator>OpenOffice.org/3.3$Win32 OpenOffice.org_project/330m20$Build-9567</meta:generator>
  </office:meta>
</office:document-meta>
</file>